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#ffff66"/>
      <style:text-properties fo:color="#ff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ype or Name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M3128A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L811HST-AXC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LQFP48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530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SOIC14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LVC1G08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OT23-5</text:p>
          </table:table-cell>
          <table:table-cell table:style-name="ce2" table:number-columns-repeated="1020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1117 or eq.</text:p>
          </table:table-cell>
          <table:table-cell table:style-name="Default" office:value-type="string" calcext:value-type="string">
            <text:p>DA1</text:p>
          </table:table-cell>
          <table:table-cell table:style-name="Default" office:value-type="string" calcext:value-type="string">
            <text:p>D-PAK or SOT223</text:p>
          </table:table-cell>
          <table:table-cell table:style-name="Default" office:value-type="string" calcext:value-type="string">
            <text:p>3.3V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VD5</text:p>
          </table:table-cell>
          <table:table-cell table:style-name="Default" office:value-type="string" calcext:value-type="string">
            <text:p>100 mil thorough hole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D4</text:p>
          </table:table-cell>
          <table:table-cell table:style-name="Default"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ceramic X7R or X5R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0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3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amic NP0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21</text:p>
          </table:table-cell>
          <table:table-cell table:style-name="ce2"/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tantalum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type A (1206)</text:p>
          </table:table-cell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0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2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4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ntalum or electrolytic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type A or through hole</text:p>
          </table:table-cell>
          <table:table-cell table:style-name="Default" office:value-type="string" calcext:value-type="string">
            <text:p>10uF 10V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oke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3</text:p>
          </table:table-cell>
          <table:table-cell table:style-name="Default"/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oke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string" calcext:value-type="string">
            <text:p>10uH 0.5A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1210 or 1206</text:p>
          </table:table-cell>
          <table:table-cell table:style-name="Default" office:value-type="string" calcext:value-type="string">
            <text:p>PPTC fuse 500-750 mA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QZ2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48 MHz</text:p>
          </table:table-cell>
          <table:table-cell table:style-name="ce7" office:value-type="string" calcext:value-type="string">
            <text:p>5v or 3.3v,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QZ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48 MHz</text:p>
          </table:table-cell>
          <table:table-cell table:style-name="ce2" office:value-type="string" calcext:value-type="string">
            <text:p>mount only one!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QUARTZ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HC-49</text:p>
          </table:table-cell>
          <table:table-cell table:style-name="Default" office:value-type="string" calcext:value-type="string">
            <text:p>25 MHz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either R18 or R19,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R19</text:p>
          </table:table-cell>
          <table:table-cell table:style-name="Default"/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not both!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7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0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31</text:p>
          </table:table-cell>
          <table:table-cell table:style-name="Default"/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2K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2" office:value-type="string" calcext:value-type="string">
            <text:p>do not mount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6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2" office:value-type="string" calcext:value-type="string">
            <text:p>do not mount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7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2" office:value-type="string" calcext:value-type="string">
            <text:p>do not mount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2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2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4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5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6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1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2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3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4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9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10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2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3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DC10M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IDC10M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-PIN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PLS-5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BA-1J</text:p>
          </table:table-cell>
          <table:table-cell table:style-name="Default" office:value-type="string" calcext:value-type="string">
            <text:p>USB1</text:p>
          </table:table-cell>
          <table:table-cell table:style-name="Default" office:value-type="string" calcext:value-type="string">
            <text:p>through hole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BUS-PIN</text:p>
          </table:table-cell>
          <table:table-cell table:style-name="ce2" office:value-type="string" calcext:value-type="string">
            <text:p>XS2</text:p>
          </table:table-cell>
          <table:table-cell table:style-name="ce2" office:value-type="string" calcext:value-type="string">
            <text:p>IDC30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I-USB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SMD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100 mil thorough hole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2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3</text:p>
          </table:table-cell>
          <table:table-cell table:style-name="ce2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0011D21BNL</text:p>
          </table:table-cell>
          <table:table-cell table:style-name="Default" office:value-type="string" calcext:value-type="string">
            <text:p>RJ1</text:p>
          </table:table-cell>
          <table:table-cell table:style-name="Default"/>
          <table:table-cell table:style-name="Default" office:value-type="string" calcext:value-type="string">
            <text:p>with integrated transformer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ce5" table:number-columns-repeated="1024"/>
        </table:table-row>
        <table:table-row table:style-name="ro1" table:number-rows-repeated="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2:40:48.80654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2:41:04.463197761</dc:date>
    <dc:creator>lvd </dc:creator>
    <meta:generator>LibreOffice/4.2.8.2$Linux_X86_64 LibreOffice_project/420m0$Build-2</meta:generator>
    <meta:editing-duration>PT23M15S</meta:editing-duration>
    <meta:editing-cycles>10</meta:editing-cycles>
    <meta:document-statistic meta:table-count="1" meta:cell-count="271" meta:object-count="0"/>
  </office:meta>
</office:document-meta>
</file>